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font-style="normal" fo:font-weight="normal" officeooo:rsid="00c29290" officeooo:paragraph-rsid="00b6fd3d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style:font-name="Liberation Serif" fo:font-size="18pt" fo:font-style="normal" fo:font-weight="bold" officeooo:rsid="00d0c5d9" officeooo:paragraph-rsid="00d0c5d9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text-properties style:font-name="Liberation Serif" fo:font-size="18pt" fo:font-style="normal" fo:font-weight="bold" officeooo:rsid="00c9e02b" officeooo:paragraph-rsid="00c9e02b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 style:list-style-name="L1">
      <style:text-properties style:font-name="Liberation Serif" fo:font-size="14pt" fo:font-style="normal" fo:font-weight="normal" officeooo:rsid="00db207f" officeooo:paragraph-rsid="00db207f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 style:list-style-name="L1">
      <style:text-properties style:font-name="Liberation Serif" fo:font-size="14pt" fo:font-style="normal" fo:font-weight="normal" officeooo:rsid="00dd372d" officeooo:paragraph-rsid="00dd372d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 style:list-style-name="L1">
      <style:text-properties style:font-name="Liberation Serif" fo:font-size="14pt" fo:font-style="normal" fo:font-weight="normal" officeooo:rsid="00de4ef6" officeooo:paragraph-rsid="00de4ef6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db20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cripting remote commands</text:p>
      <text:p text:style-name="P1">The goal of this exercise is to create a shell script that executes a given command on multiple servers.</text:p>
      <text:p text:style-name="P1"/>
      <text:p text:style-name="P3">Steps</text:p>
      <text:list xml:id="list3126365462" text:style-name="L1">
        <text:list-item>
          <text:p text:style-name="P4">This requires multiple VMs to be configured in vagrant configuation file</text:p>
        </text:list-item>
        <text:list-item>
          <text:p text:style-name="P4">From your local machine cd to a file where you would want the script to be present</text:p>
          <text:list>
            <text:list-item>
              <text:p text:style-name="P4">$ cd &lt;dir&gt;</text:p>
            </text:list-item>
            <text:list-item>
              <text:p text:style-name="P4">$ mkdir multinet</text:p>
            </text:list-item>
            <text:list-item>
              <text:p text:style-name="P4">$ cd multinet</text:p>
            </text:list-item>
          </text:list>
        </text:list-item>
        <text:list-item>
          <text:p text:style-name="P4">Initialise vagrant project</text:p>
          <text:list>
            <text:list-item>
              <text:p text:style-name="P4">$ vagrant init jasonc/centos</text:p>
            </text:list-item>
          </text:list>
        </text:list-item>
        <text:list-item>
          <text:p text:style-name="P4">Edit the configuration to add admin and servers $ nano Vagrantfile</text:p>
          <text:list>
            <text:list-item>
              <text:p text:style-name="P4">config.vm.define "admin01" do |admin01|</text:p>
            </text:list-item>
            <text:list-item>
              <text:p text:style-name="P4">admin01.vm.hostname = "admin01"</text:p>
            </text:list-item>
            <text:list-item>
              <text:p text:style-name="P4">admin01.vm.network "private_network", ip: "10.9.8.10"</text:p>
            </text:list-item>
            <text:list-item>
              <text:p text:style-name="P4">end</text:p>
            </text:list-item>
            <text:list-item>
              <text:p text:style-name="P4">config.vm.define "server01" do |server01|</text:p>
            </text:list-item>
            <text:list-item>
              <text:p text:style-name="P4">server01.vm.hostname = "server01"</text:p>
            </text:list-item>
            <text:list-item>
              <text:p text:style-name="P4">server01.vm.network "private_network", ip: "10.9.8.11"</text:p>
            </text:list-item>
            <text:list-item>
              <text:p text:style-name="P4">end</text:p>
            </text:list-item>
            <text:list-item>
              <text:p text:style-name="P4">config.vm.define "server02" do |server02|</text:p>
            </text:list-item>
            <text:list-item>
              <text:p text:style-name="P4">server02.vm.hostname = "server02"</text:p>
            </text:list-item>
            <text:list-item>
              <text:p text:style-name="P4">server02.vm.network "private_network", ip: "10.9.8.12"</text:p>
            </text:list-item>
            <text:list-item>
              <text:p text:style-name="P4">end</text:p>
            </text:list-item>
          </text:list>
        </text:list-item>
        <text:list-item>
          <text:p text:style-name="P4">Run $ vagrant up $ vagrant status</text:p>
        </text:list-item>
        <text:list-item>
          <text:p text:style-name="P4">Connect to admin account</text:p>
          <text:list>
            <text:list-item>
              <text:p text:style-name="P4">$ vagrant ssh admin01</text:p>
            </text:list-item>
          </text:list>
        </text:list-item>
        <text:list-item>
          <text:p text:style-name="P4">Create a new shell script run-everywhere.sh</text:p>
          <text:list>
            <text:list-item>
              <text:p text:style-name="P4">#A list of servers, one per line.</text:p>
            </text:list-item>
            <text:list-item>
              <text:p text:style-name="P4">SERVER_LIST='/vagrant/servers'</text:p>
            </text:list-item>
            <text:list-item>
              <text:p text:style-name="P4"/>
            </text:list-item>
            <text:list-item>
              <text:p text:style-name="P4">#Options for the ssh command.</text:p>
            </text:list-item>
            <text:list-item>
              <text:p text:style-name="P4">SSH_OPTIONS='-o ConnectTimeout=2'</text:p>
            </text:list-item>
            <text:list-item>
              <text:p text:style-name="P4"/>
            </text:list-item>
            <text:list-item>
              <text:p text:style-name="P4">usage() {</text:p>
            </text:list-item>
            <text:list-item>
              <text:p text:style-name="P4"><text:s text:c="2"/>#Display the usage and exit.</text:p>
            </text:list-item>
            <text:list-item>
              <text:p text:style-name="P4"><text:s text:c="2"/>echo "Usage: ${0} [-nsv] [-f FILE] COMMAND" &gt;&amp;2</text:p>
            </text:list-item>
            <text:list-item>
              <text:p text:style-name="P4"><text:s text:c="2"/>echo 'Executes COMMAND as a single command on every server.' &gt;&amp;2</text:p>
            </text:list-item>
            <text:list-item>
              <text:p text:style-name="P4"><text:s text:c="2"/>echo " <text:s/>-f FILE <text:s/>Use FILE for the list of servers. Default: ${SERVER_LIST}." &gt;&amp;2</text:p>
            </text:list-item>
            <text:list-item>
              <text:p text:style-name="P4"><text:s text:c="2"/>echo ' <text:s/>-n <text:s text:c="6"/>Dry run mode. Display the COMMAND that would have been executed and exit.' &gt;&amp;2</text:p>
            </text:list-item>
            <text:list-item>
              <text:p text:style-name="P4"><text:soft-page-break/><text:s text:c="2"/>echo ' <text:s/>-s <text:s text:c="6"/>Execute the COMMAND using sudo on the remote server.' &gt;&amp;2</text:p>
            </text:list-item>
            <text:list-item>
              <text:p text:style-name="P4"><text:s text:c="2"/>echo ' <text:s/>-v <text:s text:c="6"/>Verbose mode. Displays the server name before executing COMMAND.' &gt;&amp;2</text:p>
            </text:list-item>
            <text:list-item>
              <text:p text:style-name="P4"><text:s text:c="2"/>exit 1</text:p>
            </text:list-item>
            <text:list-item>
              <text:p text:style-name="P4">}</text:p>
            </text:list-item>
            <text:list-item>
              <text:p text:style-name="P4"/>
            </text:list-item>
            <text:list-item>
              <text:p text:style-name="P4">#Make sure the script is not being executed with superuser privileges.</text:p>
            </text:list-item>
            <text:list-item>
              <text:p text:style-name="P4">if [[ "${UID}" -eq 0 ]]</text:p>
            </text:list-item>
            <text:list-item>
              <text:p text:style-name="P4">then</text:p>
            </text:list-item>
            <text:list-item>
              <text:p text:style-name="P4"><text:s text:c="2"/>echo 'Do not execute this script as root. Use the -s option instead.' &gt;&amp;2</text:p>
            </text:list-item>
            <text:list-item>
              <text:p text:style-name="P4"><text:s text:c="2"/>usage</text:p>
            </text:list-item>
            <text:list-item>
              <text:p text:style-name="P4">fi</text:p>
            </text:list-item>
            <text:list-item>
              <text:p text:style-name="P4"/>
            </text:list-item>
            <text:list-item>
              <text:p text:style-name="P4">#Parse the options.</text:p>
            </text:list-item>
            <text:list-item>
              <text:p text:style-name="P4">while getopts f:nsv OPTION</text:p>
            </text:list-item>
            <text:list-item>
              <text:p text:style-name="P4">do</text:p>
            </text:list-item>
            <text:list-item>
              <text:p text:style-name="P4"><text:s text:c="2"/>case ${OPTION} in</text:p>
            </text:list-item>
            <text:list-item>
              <text:p text:style-name="P4"><text:s text:c="4"/>f) SERVER_LIST="${OPTARG}" ;;</text:p>
            </text:list-item>
            <text:list-item>
              <text:p text:style-name="P4"><text:s text:c="4"/>n) DRY_RUN='true' ;;</text:p>
            </text:list-item>
            <text:list-item>
              <text:p text:style-name="P4"><text:s text:c="4"/>s) SUDO='sudo' ;;</text:p>
            </text:list-item>
            <text:list-item>
              <text:p text:style-name="P4"><text:s text:c="4"/>v) VERBOSE='true' ;;</text:p>
            </text:list-item>
            <text:list-item>
              <text:p text:style-name="P4"><text:s text:c="4"/>?) usage ;;</text:p>
            </text:list-item>
            <text:list-item>
              <text:p text:style-name="P4"><text:s text:c="2"/>esac</text:p>
            </text:list-item>
            <text:list-item>
              <text:p text:style-name="P4">done</text:p>
            </text:list-item>
            <text:list-item>
              <text:p text:style-name="P4"/>
            </text:list-item>
            <text:list-item>
              <text:p text:style-name="P4">#Remove the options while leaving the remaining arguments.</text:p>
            </text:list-item>
            <text:list-item>
              <text:p text:style-name="P4">shift "$(( OPTIND - 1 ))"</text:p>
            </text:list-item>
            <text:list-item>
              <text:p text:style-name="P4"/>
            </text:list-item>
            <text:list-item>
              <text:p text:style-name="P4">#If the user doesn't supply at least one argument, give them help.</text:p>
            </text:list-item>
            <text:list-item>
              <text:p text:style-name="P4">if [[ "${#}" -lt 1 ]]</text:p>
            </text:list-item>
            <text:list-item>
              <text:p text:style-name="P4">then</text:p>
            </text:list-item>
            <text:list-item>
              <text:p text:style-name="P4"><text:s text:c="2"/>usage</text:p>
            </text:list-item>
            <text:list-item>
              <text:p text:style-name="P4">fi</text:p>
            </text:list-item>
            <text:list-item>
              <text:p text:style-name="P4"/>
            </text:list-item>
            <text:list-item>
              <text:p text:style-name="P4">#Anything that remains on the command line is to be treated as a single command.</text:p>
            </text:list-item>
            <text:list-item>
              <text:p text:style-name="P4">COMMAND="${@}"</text:p>
            </text:list-item>
            <text:list-item>
              <text:p text:style-name="P4"/>
            </text:list-item>
            <text:list-item>
              <text:p text:style-name="P4">#Make sure the SERVER_LIST file exists.</text:p>
            </text:list-item>
            <text:list-item>
              <text:p text:style-name="P4">if [[ ! -e "${SERVER_LIST}" ]]</text:p>
            </text:list-item>
            <text:list-item>
              <text:p text:style-name="P4">then</text:p>
            </text:list-item>
            <text:list-item>
              <text:p text:style-name="P4"><text:s text:c="2"/>echo "Cannot open server list file ${SERVER_LIST}." &gt;&amp;2</text:p>
            </text:list-item>
            <text:list-item>
              <text:p text:style-name="P4"><text:s text:c="2"/>exit 1</text:p>
            </text:list-item>
            <text:list-item>
              <text:p text:style-name="P4">fi</text:p>
            </text:list-item>
            <text:list-item>
              <text:p text:style-name="P4"><text:soft-page-break/></text:p>
            </text:list-item>
            <text:list-item>
              <text:p text:style-name="P4">#Expect the best, prepare for the worst.</text:p>
            </text:list-item>
            <text:list-item>
              <text:p text:style-name="P4">EXIT_STATUS='0'</text:p>
            </text:list-item>
            <text:list-item>
              <text:p text:style-name="P4"/>
            </text:list-item>
            <text:list-item>
              <text:p text:style-name="P4">#Loop through the SERVER_LIST</text:p>
            </text:list-item>
            <text:list-item>
              <text:p text:style-name="P4">for SERVER in $(cat ${SERVER_LIST})</text:p>
            </text:list-item>
            <text:list-item>
              <text:p text:style-name="P4">do</text:p>
            </text:list-item>
            <text:list-item>
              <text:p text:style-name="P4"><text:s text:c="2"/>if [[ "${VERBOSE}" = 'true' ]]</text:p>
            </text:list-item>
            <text:list-item>
              <text:p text:style-name="P4"><text:s text:c="2"/>then</text:p>
            </text:list-item>
            <text:list-item>
              <text:p text:style-name="P4"><text:s text:c="4"/>echo "${SERVER}"</text:p>
            </text:list-item>
            <text:list-item>
              <text:p text:style-name="P4"><text:s text:c="2"/>fi</text:p>
            </text:list-item>
            <text:list-item>
              <text:p text:style-name="P4"/>
            </text:list-item>
            <text:list-item>
              <text:p text:style-name="P4"><text:s text:c="2"/>SSH_COMMAND="ssh ${SSH_OPTIONS} ${SERVER} ${SUDO} ${COMMAND}"</text:p>
            </text:list-item>
            <text:list-item>
              <text:p text:style-name="P4"><text:s/></text:p>
            </text:list-item>
            <text:list-item>
              <text:p text:style-name="P4"><text:s text:c="2"/>#If it's a dry run, don't execute anything, just echo it.</text:p>
            </text:list-item>
            <text:list-item>
              <text:p text:style-name="P4"><text:s text:c="2"/>if [[ "${DRY_RUN}" = 'true' ]]</text:p>
            </text:list-item>
            <text:list-item>
              <text:p text:style-name="P4"><text:s text:c="2"/>then</text:p>
            </text:list-item>
            <text:list-item>
              <text:p text:style-name="P4"><text:s text:c="4"/>echo "DRY RUN: ${SSH_COMMAND}"</text:p>
            </text:list-item>
            <text:list-item>
              <text:p text:style-name="P4"><text:s text:c="2"/>else</text:p>
            </text:list-item>
            <text:list-item>
              <text:p text:style-name="P4"><text:s text:c="4"/>${SSH_COMMAND}</text:p>
            </text:list-item>
            <text:list-item>
              <text:p text:style-name="P4"><text:s text:c="4"/>SSH_EXIT_STATUS="${?}"</text:p>
            </text:list-item>
            <text:list-item>
              <text:p text:style-name="P4"/>
            </text:list-item>
            <text:list-item>
              <text:p text:style-name="P4">#Capture any non-zero exit status from the SSH_COMMAND and report to the user.</text:p>
            </text:list-item>
            <text:list-item>
              <text:p text:style-name="P4"><text:s text:c="4"/>if [[ "${SSH_EXIT_STATUS}" -ne 0 ]]</text:p>
            </text:list-item>
            <text:list-item>
              <text:p text:style-name="P4"><text:s text:c="4"/>then</text:p>
            </text:list-item>
            <text:list-item>
              <text:p text:style-name="P4"><text:s text:c="6"/>EXIT_STATUS=${SSH_EXIT_STATUS}</text:p>
            </text:list-item>
            <text:list-item>
              <text:p text:style-name="P4"><text:s text:c="6"/>echo "Execution on ${SERVER} failed." &gt;&amp;2</text:p>
            </text:list-item>
            <text:list-item>
              <text:p text:style-name="P4"><text:s text:c="4"/>fi </text:p>
            </text:list-item>
            <text:list-item>
              <text:p text:style-name="P4"><text:s text:c="2"/>fi</text:p>
            </text:list-item>
            <text:list-item>
              <text:p text:style-name="P4">done</text:p>
            </text:list-item>
            <text:list-item>
              <text:p text:style-name="P4"/>
            </text:list-item>
            <text:list-item>
              <text:p text:style-name="P4">exit ${EXIT_STATUS}</text:p>
            </text:list-item>
          </text:list>
        </text:list-item>
        <text:list-item>
          <text:p text:style-name="P5">Add the servers in /etc/hosts file</text:p>
          <text:list>
            <text:list-item>
              <text:p text:style-name="P5">10.9.8.11 server01</text:p>
            </text:list-item>
            <text:list-item>
              <text:p text:style-name="P5">10.9.8.12 server02</text:p>
            </text:list-item>
          </text:list>
        </text:list-item>
        <text:list-item>
          <text:p text:style-name="P5">ping the servers and confirm if its up</text:p>
          <text:list>
            <text:list-item>
              <text:p text:style-name="P5">$ ping -c 1 server01</text:p>
            </text:list-item>
            <text:list-item>
              <text:p text:style-name="P5">$ ping -c 1 server02</text:p>
            </text:list-item>
          </text:list>
        </text:list-item>
        <text:list-item>
          <text:p text:style-name="P5">Configure ssh authentication for both of the servers</text:p>
          <text:list>
            <text:list-item>
              <text:p text:style-name="P5">$ ssh-keygen</text:p>
            </text:list-item>
            <text:list-item>
              <text:p text:style-name="P5">$ ssh-copy-id server01</text:p>
            </text:list-item>
            <text:list-item>
              <text:p text:style-name="P5">$ ssh-copy-id server02</text:p>
            </text:list-item>
          </text:list>
        </text:list-item>
        <text:list-item>
          <text:p text:style-name="P5">Verify you can execute the commands on the servers</text:p>
          <text:list>
            <text:list-item>
              <text:p text:style-name="P5"><text:soft-page-break/>$ ssh server01 hostname</text:p>
            </text:list-item>
            <text:list-item>
              <text:p text:style-name="P5">$ ssh server02 hostname</text:p>
            </text:list-item>
          </text:list>
        </text:list-item>
        <text:list-item>
          <text:p text:style-name="P5">Create a list of servers that we have just created</text:p>
          <text:list>
            <text:list-item>
              <text:p text:style-name="P5">$ echo server01 &gt; server</text:p>
            </text:list-item>
            <text:list-item>
              <text:p text:style-name="P5">$ echo server02 &gt;&gt; server</text:p>
            </text:list-item>
            <text:list-item>
              <text:p text:style-name="P5">$ cat server</text:p>
            </text:list-item>
          </text:list>
        </text:list-item>
        <text:list-item>
          <text:p text:style-name="P5">Save and run</text:p>
          <text:list>
            <text:list-item>
              <text:p text:style-name="P5">$ sudo ./<text:span text:style-name="T1">run-everywhere.sh</text:span></text:p>
            </text:list-item>
            <text:list-item>
              <text:p text:style-name="P5">$ ./<text:span text:style-name="T1">run-everywhere.sh</text:span></text:p>
            </text:list-item>
            <text:list-item>
              <text:p text:style-name="P5">$ ./<text:span text:style-name="T1">run-everywhere.sh -</text:span>x hostname</text:p>
            </text:list-item>
            <text:list-item>
              <text:p text:style-name="P5">$ ./<text:span text:style-name="T1">run-everywhere.sh </text:span>hostname</text:p>
            </text:list-item>
            <text:list-item>
              <text:p text:style-name="P5">$ ./<text:span text:style-name="T1">run-everywhere.sh -</text:span>n hostname</text:p>
            </text:list-item>
            <text:list-item>
              <text:p text:style-name="P6">$ ./<text:span text:style-name="T1">run-everywhere.sh -</text:span>v uptime</text:p>
            </text:list-item>
            <text:list-item>
              <text:p text:style-name="P6">$ ./<text:span text:style-name="T1">run-everywhere.sh -</text:span>ns id</text:p>
            </text:list-item>
            <text:list-item>
              <text:p text:style-name="P6">$ ./<text:span text:style-name="T1">run-everywhere.sh -</text:span>sv id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7T18:47:56.314999600</meta:creation-date>
    <dc:date>2022-10-02T14:14:35.904745881</dc:date>
    <meta:editing-duration>PT6H31M43S</meta:editing-duration>
    <meta:editing-cycles>109</meta:editing-cycles>
    <meta:generator>LibreOffice/6.4.7.2$Linux_X86_64 LibreOffice_project/40$Build-2</meta:generator>
    <meta:document-statistic meta:table-count="0" meta:image-count="0" meta:object-count="0" meta:page-count="4" meta:paragraph-count="139" meta:word-count="714" meta:character-count="3889" meta:non-whitespace-character-count="3303"/>
  </office:meta>
</office:document-meta>
</file>